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ata" svg:font-family="Alata"/>
    <style:font-face style:name="Calibri" svg:font-family="Calibri" style:font-family-generic="swiss" style:font-pitch="variable"/>
    <style:font-face style:name="Calibri1" svg:font-family="Calibri"/>
    <style:font-face style:name="Segoe UI" svg:font-family="'Segoe UI'" style:font-family-generic="system" style:font-pitch="variable"/>
    <style:font-face style:name="Segoe UI Symbol" svg:font-family="'Segoe UI Symbol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</style:style>
    <style:style style:name="P2" style:family="paragraph" style:parent-style-name="Standard">
      <style:paragraph-properties fo:line-height="115%" fo:text-align="start" style:justify-single-word="false"/>
      <style:text-properties style:use-window-font-color="true" loext:opacity="0%" style:font-name="Alata" fo:font-size="25pt" fo:font-weight="bold" fo:background-color="transparent" style:font-name-asian="Alata" style:font-name-complex="Alata"/>
    </style:style>
    <style:style style:name="P3" style:family="paragraph" style:parent-style-name="Standard">
      <style:paragraph-properties fo:line-height="115%" fo:text-align="start" style:justify-single-word="false"/>
      <style:text-properties style:use-window-font-color="true" loext:opacity="0%" style:font-name="Alata" fo:font-size="11pt" fo:font-weight="normal" fo:background-color="transparent" style:font-name-asian="Alata" style:font-name-complex="Alata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loext:opacity="0%" style:font-name="Alata" fo:font-size="11pt" fo:font-weight="bold" fo:background-color="transparent" style:font-name-asian="Alata" style:font-name-complex="Alata"/>
    </style:style>
    <style:style style:name="P5" style:family="paragraph" style:parent-style-name="Standard">
      <style:paragraph-properties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15%" fo:text-align="start" style:justify-single-word="false"/>
      <style:text-properties fo:color="#4a86e8" loext:opacity="100%" style:font-name="Alata" fo:font-size="11pt" fo:font-weight="normal" fo:background-color="transparent" style:font-name-asian="Alata" style:font-name-complex="Alata"/>
    </style:style>
    <style:style style:name="T1" style:family="text">
      <style:text-properties style:use-window-font-color="true" loext:opacity="0%" style:font-name="Alata" fo:font-size="11pt" fo:font-weight="normal" fo:background-color="transparent" loext:char-shading-value="0" style:font-name-asian="Alata" style:font-name-complex="Alata"/>
    </style:style>
    <style:style style:name="T2" style:family="text">
      <style:text-properties style:use-window-font-color="true" loext:opacity="0%" style:font-name="Alata" fo:font-size="11pt" fo:font-weight="bold" fo:background-color="transparent" loext:char-shading-value="0" style:font-name-asian="Alata" style:font-name-complex="Alata"/>
    </style:style>
    <style:style style:name="T3" style:family="text">
      <style:text-properties style:use-window-font-color="true" loext:opacity="0%" style:font-name="Alata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lata" style:font-name-complex="Alata"/>
    </style:style>
    <style:style style:name="T4" style:family="text">
      <style:text-properties style:use-window-font-color="true" loext:opacity="0%" style:font-name="Segoe UI Symbol" fo:font-size="11pt" fo:font-weight="normal" fo:background-color="transparent" loext:char-shading-value="0" style:font-name-asian="Segoe UI Symbol" style:font-name-complex="Segoe UI Symbo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4</text:p>
      <text:p text:style-name="P5"/>
      <text:p text:style-name="P3">Ejercicios sobre políticas de borrado:</text:p>
      <text:p text:style-name="P4">1. Sea la siguiente base de datos relacional</text:p>
      <text:p text:style-name="P1"><text:span text:style-name="T4">●</text:span><text:span text:style-name="T1"> CARRETERA (</text:span><text:span text:style-name="T3">IdCarretera</text:span><text:span text:style-name="T1">, nombre)</text:span></text:p>
      <text:p text:style-name="P1"><text:span text:style-name="T4">●</text:span><text:span text:style-name="T1"> AREA </text:span><text:span text:style-name="T3">(IdArea</text:span><text:span text:style-name="T1">, nombre)</text:span></text:p>
      <text:p text:style-name="P1"><text:span text:style-name="T4">●</text:span><text:span text:style-name="T1"> TRAMO (</text:span><text:span text:style-name="T3">IdCarretera</text:span><text:span text:style-name="T1">, NroTramo, Area)</text:span></text:p>
      <text:p text:style-name="P1"><text:span text:style-name="T4">●</text:span><text:span text:style-name="T1"> PASA (</text:span><text:span text:style-name="T3">IdCarretera, NroTramo, CodMunicipio</text:span><text:span text:style-name="T1">,PtokmEntra,PtoKmSale)</text:span></text:p>
      <text:p text:style-name="P1"><text:span text:style-name="T4">●</text:span><text:span text:style-name="T1"> MUNICIPIO (</text:span><text:span text:style-name="T3">CodMunicipio</text:span><text:span text:style-name="T1">, nombre, localidad)</text:span></text:p>
      <text:p text:style-name="P5"/>
      <text:p text:style-name="P1"><text:span text:style-name="T2">a.</text:span><text:span text:style-name="T1"> Identifica las claves externas de cada una de las tablas.</text:span></text:p>
      <text:p text:style-name="P6">carretera: no.</text:p>
      <text:p text:style-name="P6">area: no.</text:p>
      <text:p text:style-name="P6">tramo:area apunta a id_Area, id_carretera apunta a idCarretera.</text:p>
      <text:p text:style-name="P6">pasa: idcaretera,NroTramo, hace referencia a la tabla tramo, cod_municio hace referencia a la tabla municipio.</text:p>
      <text:p text:style-name="P6">municipio: no.</text:p>
      <text:p text:style-name="P5"/>
      <text:p text:style-name="P1"><text:span text:style-name="T2">b.</text:span><text:span text:style-name="T1"> Elige, de forma justificada, cuál crees que sería la mejor política de borrado para</text:span></text:p>
      <text:p text:style-name="P3">cada clave externa.</text:p>
      <text:p text:style-name="P6">Para Cod_Muncio: dejar la restrictiva porque puede desaparecer un municipio pero sus carreteras no desaparecen porque se puede fusinar un municuipio con otro.</text:p>
      <text:p text:style-name="P6">Para la clave externa (area), usaría set null.</text:p>
      <text:p text:style-name="P6">Para la clave externa (idcarretera,NroTramo), usaría la opción no hacer nada, porque en cascada daría error poque borraria la clave primaria de otra tabla.</text:p>
      <text:p text:style-name="P5"/>
      <text:p text:style-name="P1"><text:span text:style-name="T2">c.</text:span><text:span text:style-name="T1"> ¿Qué otras restricciones de integridad añadirías?</text:span></text:p>
      <text:p text:style-name="P6">Añadiría restricción de clave primaria a los atributos: id_Area, id_Carretera, cod_Municipio, debido a que son claves primarias cuyos datos no deben repetirse ni quedar vacíos.</text:p>
      <text:p text:style-name="P6">Añadiría restricción de integridad referencial a las claves externas. </text:p>
      <text:p text:style-name="P6">Añadiría restricción de validación a NrTramo y <text:s/>PtokmEntra,PtoKmSale para que no pueden contener valores negativos y a localidad para que no pueda contener una localidad que no fuera de España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ata" svg:font-family="Alata"/>
    <style:font-face style:name="Calibri" svg:font-family="Calibri" style:font-family-generic="swiss" style:font-pitch="variable"/>
    <style:font-face style:name="Calibri1" svg:font-family="Calibri"/>
    <style:font-face style:name="Segoe UI" svg:font-family="'Segoe UI'" style:font-family-generic="system" style:font-pitch="variable"/>
    <style:font-face style:name="Segoe UI Symbol" svg:font-family="'Segoe UI Symbol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4T21:45:50.251000000</dc:date>
    <meta:editing-duration>PT1H24M44S</meta:editing-duration>
    <meta:editing-cycles>1</meta:editing-cycles>
    <meta:document-statistic meta:table-count="0" meta:image-count="0" meta:object-count="0" meta:page-count="1" meta:paragraph-count="23" meta:word-count="222" meta:character-count="1521" meta:non-whitespace-character-count="1320"/>
    <meta:generator>LibreOffice/7.2.2.2$Windows_X86_64 LibreOffice_project/02b2acce88a210515b4a5bb2e46cbfb63fe97d56</meta:generator>
  </office:meta>
</office:document-meta>
</file>